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36pt" style:font-size-asian="36pt" style:font-size-complex="3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start"/>
      <style:text-properties fo:color="#ffffff" style:font-name="Segoe UI" fo:font-size="36pt" fo:text-shadow="1pt 1pt" style:font-size-asian="36pt" style:font-size-complex="36pt"/>
    </style:style>
    <style:style style:name="P7" style:family="paragraph">
      <style:paragraph-properties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4586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4586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ffffff" style:font-name="Segoe UI" fo:font-size="36pt" fo:text-shadow="1pt 1pt" style:font-size-asian="36pt" style:font-size-complex="36pt"/>
    </style:style>
    <style:style style:name="T6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Segoe UI" fo:font-size="36pt" fo:text-shadow="none" style:font-size-asian="36pt" style:font-size-complex="36pt"/>
    </style:style>
    <style:style style:name="T8" style:family="text">
      <style:text-properties fo:color="#ffffff" style:font-name="Segoe UI" fo:font-size="32pt" fo:text-shadow="1pt 1pt" style:font-size-asian="32pt" style:font-size-complex="32pt"/>
    </style:style>
    <style:style style:name="T9" style:family="text">
      <style:text-properties fo:color="#000000" style:font-name="Segoe UI Semibold" fo:font-size="36pt" fo:text-shadow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3cm" svg:x="1.778cm" svg:y="0.508cm">
          <draw:text-box>
            <text:p text:style-name="P1"><text:span text:style-name="T1">PSALMODY</text:span></text:p>
            <text:p text:style-name="P1"><text:span text:style-name="T2">Psalm 71:1-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6" draw:layer="layout" svg:width="25.4cm" svg:height="8.14cm" svg:x="1.27cm" svg:y="0.508cm">
          <draw:text-box>
            <text:p text:style-name="P4"><text:span text:style-name="T3">1</text:span><text:span text:style-name="T4">In you, O Lord, do I take refuge;</text:span></text:p>
            <text:p text:style-name="P5"><text:span text:style-name="T5"><text:s text:c="4"/></text:span><text:span text:style-name="T6">let me never be put to shame!</text:span></text:p>
            <text:p text:style-name="P5"><text:span text:style-name="T3">2</text:span><text:span text:style-name="T4">In your righteousness deliver me and rescue me;</text:span></text:p>
            <text:p text:style-name="P5"><text:span text:style-name="T5"><text:s text:c="3"/></text:span><text:span text:style-name="T7"><text:s/></text:span><text:span text:style-name="T6">incline your ear to me, and save 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2" draw:layer="layout" svg:width="25.4cm" svg:height="8.327cm" svg:x="1.27cm" svg:y="0.508cm">
          <draw:text-box>
            <text:p><text:span text:style-name="T3">3</text:span><text:span text:style-name="T4">Be to me a rock of refuge, to which I may </text:span></text:p>
            <text:p><text:span text:style-name="T4"><text:s/></text:span><text:span text:style-name="T4">continually come;</text:span></text:p>
            <text:p><text:span text:style-name="T8"><text:s text:c="5"/></text:span><text:span text:style-name="T6">you have given the command to save </text:span></text:p>
            <text:p><text:span text:style-name="T6"><text:s text:c="4"/></text:span><text:span text:style-name="T6">me, for you are my rock and my </text:span></text:p>
            <text:p><text:span text:style-name="T6"><text:s text:c="4"/></text:span><text:span text:style-name="T6">fortr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2" draw:layer="layout" svg:width="25.4cm" svg:height="7.766cm" svg:x="1.27cm" svg:y="0.508cm">
          <draw:text-box>
            <text:p><text:span text:style-name="T3">4</text:span><text:span text:style-name="T4">Rescue me, O my God, from the hand of the </text:span></text:p>
            <text:p><text:span text:style-name="T4"><text:s/></text:span><text:span text:style-name="T4">wicked,</text:span></text:p>
            <text:p><text:span text:style-name="T8"><text:s text:c="5"/></text:span><text:span text:style-name="T6">from the grasp of the unjust and cruel </text:span></text:p>
            <text:p><text:span text:style-name="T6"><text:s text:c="4"/></text:span><text:span text:style-name="T6">ma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3" presentation:presentation-page-layout-name="AL1T0">
        <draw:frame draw:style-name="gr5" draw:text-style-name="P2" draw:layer="layout" svg:width="25.4cm" svg:height="7.766cm" svg:x="1.27cm" svg:y="0.508cm">
          <draw:text-box>
            <text:p><text:span text:style-name="T3">5</text:span><text:span text:style-name="T4">For you, O Lord, are my hope, </text:span></text:p>
            <text:p><text:span text:style-name="T8"><text:s text:c="4"/></text:span><text:span text:style-name="T6">my trust, O Lord, from my youth.</text:span></text:p>
            <text:p><text:span text:style-name="T6"><text:s/>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4" presentation:presentation-page-layout-name="AL1T0">
        <draw:frame draw:style-name="gr4" draw:text-style-name="P2" draw:layer="layout" svg:width="25.4cm" svg:height="6.45cm" svg:x="1.27cm" svg:y="0.508cm">
          <draw:text-box>
            <text:p><text:span text:style-name="T3">6</text:span><text:span text:style-name="T4">Upon you I have leaned from before my birth;</text:span></text:p>
            <text:p><text:span text:style-name="T4">you are he who took me from my mother's </text:span></text:p>
            <text:p><text:span text:style-name="T4">womb.</text:span></text:p>
            <text:p><text:span text:style-name="T8"><text:s text:c="5"/></text:span><text:span text:style-name="T6">My praise is continually of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5" presentation:presentation-page-layout-name="AL1T0">
        <draw:frame draw:style-name="gr6" draw:text-style-name="P8" draw:layer="layout" svg:width="25.146cm" svg:height="7.011cm" svg:x="1.524cm" svg:y="0.508cm">
          <draw:text-box>
            <text:p text:style-name="P7"><text:span text:style-name="T9">C: </text:span><text:span text:style-name="T6">Glory be to the Father and to the Son </text:span></text:p>
            <text:p text:style-name="P7"><text:span text:style-name="T6">and to the Holy Spirit;</text:span></text:p>
            <text:p text:style-name="P7"><text:span text:style-name="T6">as it was in the beginning,</text:span></text:p>
            <text:p text:style-name="P7"><text:span text:style-name="T6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worship_25_20template-background" style:display-name="worship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worship_25_20template-backgroundobjects" style:display-name="worship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orship_25_20template-notes" style:display-name="worship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orship_25_20template-outline1" style:display-name="worship%20template-outline1" style:family="presentation">
      <style:graphic-properties draw:stroke="none" draw:fill="none" draw:auto-grow-height="false" draw:fit-to-size="shrink-to-fit" style:shrink-to-fit="true">
        <text:list-style style:name="worship_25_20template-outline1" style:display-name="worship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template-outline2" style:display-name="worship%20template-outline2" style:family="presentation" style:parent-style-name="worship_25_20template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worship_25_20template-outline3" style:display-name="worship%20template-outline3" style:family="presentation" style:parent-style-name="worship_25_20templat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worship_25_20template-outline4" style:display-name="worship%20template-outline4" style:family="presentation" style:parent-style-name="worship_25_20templat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worship_25_20template-outline5" style:display-name="worship%20template-outline5" style:family="presentation" style:parent-style-name="worship_25_20templat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6" style:display-name="worship%20template-outline6" style:family="presentation" style:parent-style-name="worship_25_20templat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7" style:display-name="worship%20template-outline7" style:family="presentation" style:parent-style-name="worship_25_20templat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8" style:display-name="worship%20template-outline8" style:family="presentation" style:parent-style-name="worship_25_20templat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outline9" style:display-name="worship%20template-outline9" style:family="presentation" style:parent-style-name="worship_25_20templat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worship_25_20template-subtitle" style:display-name="worship%20template-subtitle" style:family="presentation">
      <style:graphic-properties draw:stroke="none" draw:fill="none" draw:textarea-vertical-align="middle">
        <text:list-style style:name="worship_25_20template-subtitle" style:display-name="worship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orship_25_20template-title" style:display-name="worship%20template-title" style:family="presentation">
      <style:graphic-properties draw:stroke="none" draw:fill="none" draw:textarea-vertical-align="middle">
        <text:list-style style:name="worship_25_20template-title" style:display-name="worship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worship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orship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worship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worship_25_20template" style:display-name="worship%20template" style:page-layout-name="PM1" draw:style-name="Mdp1">
      <draw:frame presentation:style-name="worship_25_20template-title" draw:layer="backgroundobjects" svg:width="25.199cm" svg:height="2.63cm" svg:x="1.4cm" svg:y="0.627cm" presentation:class="title" presentation:placeholder="true">
        <draw:text-box/>
      </draw:frame>
      <draw:frame presentation:style-name="worship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worship_25_20template-title" draw:layer="backgroundobjects" svg:width="13.968cm" svg:height="10.476cm" svg:x="3.81cm" svg:y="2.123cm" presentation:class="page"/>
        <draw:frame presentation:style-name="worship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20:09:23.604000000</meta:creation-date>
    <dc:title>worship template</dc:title>
    <meta:editing-duration>PT7M11S</meta:editing-duration>
    <meta:editing-cycles>4</meta:editing-cycles>
    <meta:generator>LibreOffice/6.1.3.2$Windows_X86_64 LibreOffice_project/86daf60bf00efa86ad547e59e09d6bb77c699acb</meta:generator>
    <dc:date>2019-01-30T14:44:40.641000000</dc:date>
    <meta:document-statistic meta:object-count="114"/>
    <meta:template xlink:type="simple" xlink:actuate="onRequest" xlink:title="worship template" xlink:href="../../../../../AppData/Roaming/LibreOffice/4/user/template/worship%20template.otp" meta:date="2016-01-29T20:09:23.040000000"/>
  </office:meta>
</office:document-meta>
</file>